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96cm" fo:margin-left="-0.021cm" fo:margin-right="0.055cm" table:align="margins"/>
    </style:style>
    <style:style style:name="Table1.A" style:family="table-column">
      <style:table-column-properties style:column-width="5.159cm" style:rel-column-width="19936*"/>
    </style:style>
    <style:style style:name="Table1.B" style:family="table-column">
      <style:table-column-properties style:column-width="1.72cm" style:rel-column-width="6645*"/>
    </style:style>
    <style:style style:name="Table1.C" style:family="table-column">
      <style:table-column-properties style:column-width="1.773cm" style:rel-column-width="6849*"/>
    </style:style>
    <style:style style:name="Table1.D" style:family="table-column">
      <style:table-column-properties style:column-width="1.455cm" style:rel-column-width="5623*"/>
    </style:style>
    <style:style style:name="Table1.E" style:family="table-column">
      <style:table-column-properties style:column-width="2.828cm" style:rel-column-width="10925*"/>
    </style:style>
    <style:style style:name="Table1.F" style:family="table-column">
      <style:table-column-properties style:column-width="4.025cm" style:rel-column-width="15557*"/>
    </style:style>
    <style:style style:name="Table1.A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F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end" style:justify-single-word="false"/>
    </style:style>
    <style:style style:name="P3" style:family="paragraph" style:parent-style-name="Table_20_Heading">
      <style:paragraph-properties fo:text-align="start" style:justify-single-word="false"/>
    </style:style>
    <style:style style:name="P4" style:family="paragraph" style:parent-style-name="Standard">
      <style:paragraph-properties fo:text-align="center" style:justify-single-word="false"/>
      <style:text-properties fo:font-size="14pt" style:font-size-asian="14pt" style:font-size-complex="14pt"/>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paragraph-properties fo:text-align="center" style:justify-single-word="false"/>
      <style:text-properties style:font-name="Arial" fo:font-size="14pt" style:font-size-asian="14pt" style:font-size-complex="14pt"/>
    </style:style>
    <style:style style:name="P7" style:family="paragraph" style:parent-style-name="Standard">
      <style:paragraph-properties fo:margin-top="0cm" fo:margin-bottom="0cm" fo:line-height="100%"/>
    </style:style>
    <style:style style:name="P8" style:family="paragraph" style:parent-style-name="Standard">
      <style:paragraph-properties fo:margin-top="0cm" fo:margin-bottom="0cm" fo:line-height="100%"/>
      <style:text-properties style:font-name="Consolas" fo:font-size="9pt" style:font-size-asian="9pt" style:font-name-complex="Consolas1" style:font-size-complex="9pt"/>
    </style:style>
    <style:style style:name="P9" style:family="paragraph" style:parent-style-name="Standard">
      <style:paragraph-properties fo:margin-top="0cm" fo:margin-bottom="0cm" fo:line-height="100%"/>
      <style:text-properties style:font-name="Consolas" fo:font-size="10pt" style:font-size-asian="10pt" style:font-name-complex="Consolas1" style:font-size-complex="10pt"/>
    </style:style>
    <style:style style:name="P10" style:family="paragraph" style:parent-style-name="Standard">
      <style:paragraph-properties fo:margin-top="0cm" fo:margin-bottom="0cm" fo:line-height="100%"/>
      <style:text-properties fo:font-weight="bold" style:font-weight-asian="bold" style:font-weight-complex="bold"/>
    </style:style>
    <style:style style:name="P11" style:family="paragraph" style:parent-style-name="Standard">
      <style:paragraph-properties fo:margin-top="0cm" fo:margin-bottom="0cm" fo:line-height="100%"/>
      <style:text-properties fo:font-weight="bold" style:font-weight-asian="bold"/>
    </style:style>
    <style:style style:name="P12" style:family="paragraph" style:parent-style-name="Standard">
      <style:paragraph-properties fo:margin-top="0cm" fo:margin-bottom="0cm" fo:line-height="100%"/>
      <style:text-properties style:font-name="Times New Roman" fo:font-size="12pt" style:font-size-asian="12pt" style:font-name-complex="Consolas1" style:font-size-complex="12pt"/>
    </style:style>
    <style:style style:name="P13" style:family="paragraph" style:parent-style-name="Standard">
      <style:paragraph-properties fo:margin-top="0cm" fo:margin-bottom="0cm" fo:line-height="100%" fo:break-before="page"/>
      <style:text-properties fo:font-weight="bold" style:font-weight-asian="bold"/>
    </style:style>
    <style:style style:name="T1" style:family="text">
      <style:text-properties style:font-name="Times New Roman" style:font-name-complex="Consolas1"/>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yteFyba BMS</text:p>
      <text:p text:style-name="P6">Modbus Protocol</text:p>
      <text:p text:style-name="P4"/>
      <text:p text:style-name="P5">The LyteFyba Battery Management System can communicate with the system controller using Modbus/ASCII over an RS232 port at 9600 bits per second, with a male D9 connector configured as a DTE. No handshaking is required, and appropriate signals are set so that any system expecting hardware handshaking will be satisfied. The communications port requires either 8 bits, no parity, and 1 stop bit, or 7 bits, space parity, and 1 stop bit.</text:p>
      <text:p text:style-name="P5"/>
      <text:p text:style-name="P5">Modbus commands must end with a carriage return character (hex 0D), which can optionally be followed by a linefeed character (hex 0A). All LyteFyba Modbus responses are terminated with a carriage return and a linefeed.</text:p>
      <text:p text:style-name="P5"/>
      <text:p text:style-name="P5">Results are read with function code 3 (read holding registers) only. All results are single register. T<text:span text:style-name="T1">he device address is 240. However, if it is necessary to address the individual Cell Management Units (CMUs), their device addresses will be their cell number (e.g. 1-16 in a typical 48 V LiFePO4 battery). And the device address 239 is a broadcast address.</text:span></text:p>
      <text:p text:style-name="P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3">Parameter name</text:p>
            </table:table-cell>
            <table:table-cell table:style-name="Table1.A1" office:value-type="string">
              <text:p text:style-name="P3">Register</text:p>
            </table:table-cell>
            <table:table-cell table:style-name="Table1.A1" office:value-type="string">
              <text:p text:style-name="P3">Type</text:p>
            </table:table-cell>
            <table:table-cell table:style-name="Table1.A1" office:value-type="string">
              <text:p text:style-name="P3">Units</text:p>
            </table:table-cell>
            <table:table-cell table:style-name="Table1.A1" office:value-type="string">
              <text:p text:style-name="P3">Range</text:p>
            </table:table-cell>
            <table:table-cell table:style-name="Table1.F1" office:value-type="string">
              <text:p text:style-name="P3">Equivalent plain-text command</text:p>
            </table:table-cell>
          </table:table-row>
        </table:table-header-rows>
        <table:table-row>
          <table:table-cell table:style-name="Table1.A2" office:value-type="string">
            <text:p text:style-name="P1">Battery Energy Capacity</text:p>
          </table:table-cell>
          <table:table-cell table:style-name="Table1.B2" office:value-type="float" office:value="43649">
            <text:p text:style-name="P1">43649</text:p>
          </table:table-cell>
          <table:table-cell table:style-name="Table1.A2" office:value-type="string">
            <text:p text:style-name="P1">Uint16</text:p>
          </table:table-cell>
          <table:table-cell table:style-name="Table1.A2" office:value-type="string">
            <text:p text:style-name="P1">Wh</text:p>
          </table:table-cell>
          <table:table-cell table:style-name="Table1.A2" office:value-type="string">
            <text:p text:style-name="P1">0-65,535 Wh</text:p>
          </table:table-cell>
          <table:table-cell table:style-name="Table1.F2" office:value-type="string">
            <text:p text:style-name="P2">E@</text:p>
          </table:table-cell>
        </table:table-row>
        <table:table-row>
          <table:table-cell table:style-name="Table1.A2" office:value-type="string">
            <text:p text:style-name="P1">Battery Discharge Capability</text:p>
          </table:table-cell>
          <table:table-cell table:style-name="Table1.B2" office:value-type="float" office:value="43393">
            <text:p text:style-name="P1">43393</text:p>
          </table:table-cell>
          <table:table-cell table:style-name="Table1.A2" office:value-type="string">
            <text:p text:style-name="P1">Uint16</text:p>
          </table:table-cell>
          <table:table-cell table:style-name="Table1.A2" office:value-type="string">
            <text:p text:style-name="P1">W</text:p>
          </table:table-cell>
          <table:table-cell table:style-name="Table1.A2" office:value-type="string">
            <text:p text:style-name="P1">0-65,535 W</text:p>
          </table:table-cell>
          <table:table-cell table:style-name="Table1.F2" office:value-type="string">
            <text:p text:style-name="P2">D@</text:p>
          </table:table-cell>
        </table:table-row>
        <table:table-row>
          <table:table-cell table:style-name="Table1.A2" office:value-type="string">
            <text:p text:style-name="P1">Battery Charge Capability</text:p>
          </table:table-cell>
          <table:table-cell table:style-name="Table1.B2" office:value-type="float" office:value="43137">
            <text:p text:style-name="P1">43137</text:p>
          </table:table-cell>
          <table:table-cell table:style-name="Table1.A2" office:value-type="string">
            <text:p text:style-name="P1">Uint16</text:p>
          </table:table-cell>
          <table:table-cell table:style-name="Table1.A2" office:value-type="string">
            <text:p text:style-name="P1">W</text:p>
          </table:table-cell>
          <table:table-cell table:style-name="Table1.A2" office:value-type="string">
            <text:p text:style-name="P1">0-65,535 W</text:p>
          </table:table-cell>
          <table:table-cell table:style-name="Table1.F2" office:value-type="string">
            <text:p text:style-name="P2">C@</text:p>
          </table:table-cell>
        </table:table-row>
        <table:table-row>
          <table:table-cell table:style-name="Table1.A2" office:value-type="string">
            <text:p text:style-name="P1">Battery Voltage</text:p>
          </table:table-cell>
          <table:table-cell table:style-name="Table1.B2" office:value-type="float" office:value="40119">
            <text:p text:style-name="P1">40119</text:p>
          </table:table-cell>
          <table:table-cell table:style-name="Table1.A2" office:value-type="string">
            <text:p text:style-name="P1">Uint16</text:p>
          </table:table-cell>
          <table:table-cell table:style-name="Table1.A2" office:value-type="string">
            <text:p text:style-name="P1">0.1 V</text:p>
          </table:table-cell>
          <table:table-cell table:style-name="Table1.A2" office:value-type="string">
            <text:p text:style-name="P1">0-400 V</text:p>
          </table:table-cell>
          <table:table-cell table:style-name="Table1.F2" office:value-type="string">
            <text:p text:style-name="P2">v</text:p>
          </table:table-cell>
        </table:table-row>
        <table:table-row>
          <table:table-cell table:style-name="Table1.A2" office:value-type="string">
            <text:p text:style-name="P1">Battery Current</text:p>
          </table:table-cell>
          <table:table-cell table:style-name="Table1.B2" office:value-type="float" office:value="40109">
            <text:p text:style-name="P1">40109</text:p>
          </table:table-cell>
          <table:table-cell table:style-name="Table1.A2" office:value-type="string">
            <text:p text:style-name="P1">Sint16</text:p>
          </table:table-cell>
          <table:table-cell table:style-name="Table1.A2" office:value-type="string">
            <text:p text:style-name="P1">0.5 A</text:p>
          </table:table-cell>
          <table:table-cell table:style-name="Table1.A2" office:value-type="string">
            <text:p text:style-name="P1">-750 to 750 A</text:p>
          </table:table-cell>
          <table:table-cell table:style-name="Table1.F2" office:value-type="string">
            <text:p text:style-name="P2">l</text:p>
          </table:table-cell>
        </table:table-row>
        <table:table-row>
          <table:table-cell table:style-name="Table1.A2" office:value-type="string">
            <text:p text:style-name="P1">State Of Charge</text:p>
          </table:table-cell>
          <table:table-cell table:style-name="Table1.B2" office:value-type="float" office:value="40103">
            <text:p text:style-name="P1">40103</text:p>
          </table:table-cell>
          <table:table-cell table:style-name="Table1.A2" office:value-type="string">
            <text:p text:style-name="P1">Uint16</text:p>
          </table:table-cell>
          <table:table-cell table:style-name="Table1.A2" office:value-type="string">
            <text:p text:style-name="Table_20_Contents">0.1%</text:p>
          </table:table-cell>
          <table:table-cell table:style-name="Table1.A2" office:value-type="string">
            <text:p text:style-name="P1">0-100%</text:p>
          </table:table-cell>
          <table:table-cell table:style-name="Table1.F2" office:value-type="string">
            <text:p text:style-name="P2">f</text:p>
          </table:table-cell>
        </table:table-row>
        <table:table-row>
          <table:table-cell table:style-name="Table1.A2" office:value-type="string">
            <text:p text:style-name="P1">Maximum Cell Stress</text:p>
          </table:table-cell>
          <table:table-cell table:style-name="Table1.B2" office:value-type="float" office:value="40113">
            <text:p text:style-name="P1">40113</text:p>
          </table:table-cell>
          <table:table-cell table:style-name="Table1.A2" office:value-type="string">
            <text:p text:style-name="P1">Bit fields</text:p>
          </table:table-cell>
          <table:table-cell table:style-name="Table1.A2" office:value-type="string">
            <text:p text:style-name="P1"/>
          </table:table-cell>
          <table:table-cell table:style-name="Table1.A2" office:value-type="string">
            <text:p text:style-name="P1">See below</text:p>
          </table:table-cell>
          <table:table-cell table:style-name="Table1.F2" office:value-type="string">
            <text:p text:style-name="P2">p</text:p>
          </table:table-cell>
        </table:table-row>
      </table:table>
      <text:p text:style-name="P5"/>
      <text:p text:style-name="P5">The register numbers above, use the strange Modbus convention whereby you must subtract 40001 to obtain the register address that is actually transmitted. For LyteFyba, this address corresponds to the equivalent plain-text (non-modbus) command, hence the large gaps between the numbers.</text:p>
      <text:p text:style-name="P5">Uint16 = unsigned integer, 16 bits, range 0 to 65535</text:p>
      <text:p text:style-name="P5">Sint16 = signed integer, 16 bits, range -32768 to 32767</text:p>
      <text:p text:style-name="P5"/>
      <text:p text:style-name="Standard">Maximum Cell Stress bit fields:</text:p>
      <text:p text:style-name="Standard"/>
      <text:p text:style-name="P9"><text:s text:c="6"/>15-7 <text:s text:c="10"/>6 <text:s text:c="8"/>5 <text:s text:c="8"/>4 <text:s text:c="8"/>3 <text:s text:c="8"/>2 <text:s text:c="8"/>1 <text:s text:c="8"/>0</text:p>
      <text:p text:style-name="P9">+------- -------+---------+---------+---------+---------+---------+---------+---------+</text:p>
      <text:p text:style-name="P9">| <text:s text:c="3"/>Always <text:s text:c="4"/>| <text:s/>Comms <text:s/>| <text:s text:c="3"/>Stress type <text:s text:c="3"/>| <text:s text:c="3"/>Stress level (0 to 15 in binary) <text:s text:c="2"/>|</text:p>
      <text:p text:style-name="P9">| <text:s text:c="6"/>0 <text:s text:c="6"/>| <text:s/>error <text:s/>| <text:s text:c="18"/>| <text:s text:c="38"/>|</text:p>
      <text:p text:style-name="P9">+------- -------+---------+---------+---------+---------+---------+---------+---------+</text:p>
      <text:p text:style-name="P9"><text:s text:c="18"/>Treat <text:s text:c="3"/>00 don't ignore <text:s text:c="14"/>0-7 Normal <text:s text:c="2"/></text:p>
      <text:p text:style-name="P9"><text:s text:c="18"/>as <text:s text:c="6"/>01 ignore on discharge <text:s text:c="6"/>8-11 Warning</text:p>
      <text:p text:style-name="P9"><text:s text:c="18"/>stress <text:s text:c="2"/>10 ignore on charge <text:s text:c="8"/>12-15 Alarm</text:p>
      <text:p text:style-name="P9"><text:s text:c="18"/>8 <text:s text:c="7"/>11 all in bypass, and <text:s text:c="6"/>(BMU disconnects battery at 15)</text:p>
      <text:p text:style-name="P9"><text:s text:c="30"/>ignore on discharge</text:p>
      <text:p text:style-name="P8"/>
      <text:p text:style-name="P11"/>
      <text:p text:style-name="P13">Cell stress</text:p>
      <text:p text:style-name="P7"/>
      <text:p text:style-name="P7">The simplest battery monitoring systems use a single alarm-wire which is daisy-chained through all of the CMUs (Cell Management Units) so that if any cell goes outside its safe operating area the circuit is broken. This single-bit all-or-nothing approach does not give the rest of the system any warning of impending disconnection and so the LyteFyba system instead uses a four-bit number (0 to 15) to represent the "stress level" of each cell. Stress may be due to under-voltage, over-voltage, under-temperature, over-temperature, excessive charge current or excessive discharge current (whichever is the worst at the time). Stress levels 7 down to 0 are increasingly safe and levels 8 up to 15 are increasingly unsafe.</text:p>
      <text:p text:style-name="P7"/>
      <text:p text:style-name="P7">At regular intervals, the first CMU sends its stress level to the second CMU which, like all the remaining CMUs, either passes it on or substitutes its own stress level if this is greater. So the stress level that arrives at the BMU (Battery Management Unit) a few milliseconds later is the stress level of the most stressed cell. The BMU then substitutes a stress level based on the current if this is greater, and makes this available as register 40113 to the system controller. Stress updates can be configured to be as fast as 15 times per second or as slow as one every 1.9 seconds.</text:p>
      <text:p text:style-name="P7"/>
      <text:p text:style-name="P7">If stress is starting to rise when the system controller is discharging the battery, it can anticipate problems by responding to the increasing stress of say 8 to 9 to 10 by reducing the demand on the battery (direct the inverter to transfer less power). By reacting to the lower levels of stress, a potentially unstable situation where the battery voltage oscillates due to the inverter power surging high and low, as could happen with a single alarm condition, is avoided. Similarly, when charging the battery, as the battery approaches higher states of charge, its impedance rises, making it susceptible to surges. By heeding the lower stress levels and smoothly tapering the charge power, instability is again avoided.</text:p>
      <text:p text:style-name="P7"/>
      <text:p text:style-name="P7">The system controller, battery management system and battery form a control system. Ideally, but not required, a proportional / integral (PI) control algorithm would be used to control both discharge power (and hence current), and charge power (and hence current; the cells only care about current). That is the reason for the wide range of normal stress levels; a PI control algorithm is able to use these stress levels to better anticipate an alarm condition, resulting in better protection of the cells.</text:p>
      <text:p text:style-name="P7"/>
      <text:p text:style-name="P7">When the stress-type field is 00, 01 or 11, the stress should be treated like maximum cell voltage, and when the stress-type field is 00 or 10, the stress should be treated like minimum cell voltage, except in this case higher stress corresponds to lower cell voltage. If the stress is actually due to temperature or current, the same strategy will act to protect the battery, lowering discharge or charge current as needed. In all cases, the goal is to keep the stress below 8.</text:p>
      <text:p text:style-name="P7"/>
      <text:p text:style-name="P10">End of charge</text:p>
      <text:p text:style-name="P7"/>
      <text:p text:style-name="P7">For the BMS to consider that charging is complete and so resynchronise the coulomb-counting State-of-Charge register at 100%, and to avoid loss of capacity by keeping the cells balanced, the charge current will need to be reduced to a low value after the first cell nears full charge, and it will need to be held there while the other cells come up to the same voltage, which is the voltage at which the bypass resistors turn on. The bypass resistors can bypass a maximum of 0.8 amps.</text:p>
      <text:p text:style-name="P7"/>
      <text:p text:style-name="P7">A PI-control algorithm based on a stress setpoint of 7 would automatically accomplish this. Balancing is complete, and hence charging should be terminated, when the stress-type field of the stress register contains the bit values 11 and the stress-level field contains 7.</text:p>
      <text:p text:style-name="P7"/>
      <text:p text:style-name="P12">– Mike Van Emmerik, 05-Oct-2015 [Device address changed from 247 to 240, 15-Feb-2016]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004cm" fo:margin-bottom="2.004cm" fo:margin-left="2.004cm" fo:margin-right="2.00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ke Van Emmerik</meta:initial-creator>
    <meta:creation-date>2015-09-26T08:56:34.59</meta:creation-date>
    <dc:date>2016-02-15T15:34:02.78</dc:date>
    <dc:creator>David Keenan</dc:creator>
    <meta:editing-duration>P4DT3H39M24S</meta:editing-duration>
    <meta:editing-cycles>53</meta:editing-cycles>
    <meta:generator>OpenOffice/4.1.1$Win32 OpenOffice.org_project/411m6$Build-9775</meta:generator>
    <meta:printed-by>David Keenan</meta:printed-by>
    <meta:print-date>2015-09-30T10:06:28.19</meta:print-date>
    <meta:document-statistic meta:table-count="1" meta:image-count="0" meta:object-count="0" meta:page-count="2" meta:paragraph-count="76" meta:word-count="1048" meta:character-count="6490"/>
  </office:meta>
</office:document-meta>
</file>